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214.04pt"/>
    </style:style>
    <style:style style:name="co8" style:family="table-column">
      <style:table-column-properties fo:break-before="auto" style:column-width="14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97.44pt"/>
    </style:style>
    <style:style style:name="co11" style:family="table-column">
      <style:table-column-properties fo:break-before="auto" style:column-width="31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us test option 40-60 jaywalking 100-0 0-100_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8" table:default-cell-style-name="Default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table:style-name="ce3" office:value-type="string" calcext:value-type="string">
            <text:p>train 90-10 100-0 0-100 and 10-9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100-0 0-100 and 15-85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100-0 0-100 and 20-8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7389" calcext:value-type="float">
            <text:p>0.7389</text:p>
          </table:table-cell>
          <table:table-cell table:style-name="ce2" office:value-type="float" office:value="0.4871" calcext:value-type="float">
            <text:p>0.4871</text:p>
          </table:table-cell>
          <table:table-cell table:formula="of:=AVERAGE([.B2:.B6])" office:value-type="float" office:value="0.74124" calcext:value-type="float">
            <text:p>0.74124</text:p>
          </table:table-cell>
          <table:table-cell table:formula="of:=AVERAGE([.C2:.C6])" office:value-type="float" office:value="0.5422" calcext:value-type="float">
            <text:p>0.542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9998" calcext:value-type="float">
            <text:p>0.9998</text:p>
          </table:table-cell>
          <table:table-cell table:style-name="ce2" office:value-type="float" office:value="0.036" calcext:value-type="float">
            <text:p>0.036</text:p>
          </table:table-cell>
          <table:table-cell table:formula="of:=AVERAGE([.H2:.H6])" office:value-type="float" office:value="0.99992" calcext:value-type="float">
            <text:p>0.99992</text:p>
          </table:table-cell>
          <table:table-cell table:formula="of:=AVERAGE([.I2:.I6])" office:value-type="float" office:value="0.03544" calcext:value-type="float">
            <text:p>0.0354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7" calcext:value-type="float">
            <text:p>0.0057</text:p>
          </table:table-cell>
          <table:table-cell table:formula="of:=AVERAGE([.N2:.N6])" office:value-type="float" office:value="1" calcext:value-type="float">
            <text:p>1</text:p>
          </table:table-cell>
          <table:table-cell table:formula="of:=AVERAGE([.O2:.O6])" office:value-type="float" office:value="0.00586" calcext:value-type="float">
            <text:p>0.00586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5185" calcext:value-type="float">
            <text:p>0.5185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329" calcext:value-type="float">
            <text:p>0.0329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56" calcext:value-type="float">
            <text:p>0.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6408" calcext:value-type="float">
            <text:p>0.6408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384" calcext:value-type="float">
            <text:p>0.0384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747" calcext:value-type="float">
            <text:p>0.747</text:p>
          </table:table-cell>
          <table:table-cell office:value-type="float" office:value="0.5326" calcext:value-type="float">
            <text:p>0.5326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353" calcext:value-type="float">
            <text:p>0.0353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7426" calcext:value-type="float">
            <text:p>0.7426</text:p>
          </table:table-cell>
          <table:table-cell table:style-name="ce9" office:value-type="float" office:value="0.532" calcext:value-type="float">
            <text:p>0.532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346" calcext:value-type="float">
            <text:p>0.034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68" calcext:value-type="float">
            <text:p>0.0068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80-20 20-80 and 10-9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80-20 20-80 and 15-85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80-20 20-80 and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8503" calcext:value-type="float">
            <text:p>0.8503</text:p>
          </table:table-cell>
          <table:table-cell table:style-name="ce2" office:value-type="float" office:value="0.2171" calcext:value-type="float">
            <text:p>0.2171</text:p>
          </table:table-cell>
          <table:table-cell table:formula="of:=AVERAGE([.B9:.B13])" office:value-type="float" office:value="0.88818" calcext:value-type="float">
            <text:p>0.88818</text:p>
          </table:table-cell>
          <table:table-cell table:formula="of:=AVERAGE([.C9:.C13])" office:value-type="float" office:value="0.18512" calcext:value-type="float">
            <text:p>0.1851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95" calcext:value-type="float">
            <text:p>0.0295</text:p>
          </table:table-cell>
          <table:table-cell table:formula="of:=AVERAGE([.H9:.H13])" office:value-type="float" office:value="0.99998" calcext:value-type="float">
            <text:p>0.99998</text:p>
          </table:table-cell>
          <table:table-cell table:formula="of:=AVERAGE([.I9:.I13])" office:value-type="float" office:value="0.02726" calcext:value-type="float">
            <text:p>0.02726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.005</text:p>
          </table:table-cell>
          <table:table-cell table:formula="of:=AVERAGE([.N9:.N13])" office:value-type="float" office:value="1" calcext:value-type="float">
            <text:p>1</text:p>
          </table:table-cell>
          <table:table-cell table:formula="of:=AVERAGE([.O9:.O13])" office:value-type="float" office:value="0.00518" calcext:value-type="float">
            <text:p>0.00518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862" calcext:value-type="float">
            <text:p>0.862</text:p>
          </table:table-cell>
          <table:table-cell office:value-type="float" office:value="0.2101" calcext:value-type="float">
            <text:p>0.2101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322" calcext:value-type="float">
            <text:p>0.0322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134" calcext:value-type="float">
            <text:p>0.134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255" calcext:value-type="float">
            <text:p>0.0255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1888" calcext:value-type="float">
            <text:p>0.1888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229" calcext:value-type="float">
            <text:p>0.0229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8974" calcext:value-type="float">
            <text:p>0.8974</text:p>
          </table:table-cell>
          <table:table-cell table:style-name="ce9" office:value-type="float" office:value="0.1756" calcext:value-type="float">
            <text:p>0.175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62" calcext:value-type="float">
            <text:p>0.0262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46" calcext:value-type="float">
            <text:p>0.0046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50-50 50-50 and 10-9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50-50 50-50 and 15-85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50-50 50-50 and 20-8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52" calcext:value-type="float">
            <text:p>0.0252</text:p>
          </table:table-cell>
          <table:table-cell table:formula="of:=AVERAGE([.B16:.B20])" office:value-type="float" office:value="0.99996" calcext:value-type="float">
            <text:p>0.99996</text:p>
          </table:table-cell>
          <table:table-cell table:formula="of:=AVERAGE([.C16:.C20])" office:value-type="float" office:value="0.02652" calcext:value-type="float">
            <text:p>0.0265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4" calcext:value-type="float">
            <text:p>0.004</text:p>
          </table:table-cell>
          <table:table-cell table:formula="of:=AVERAGE([.H16:.H20])" office:value-type="float" office:value="1" calcext:value-type="float">
            <text:p>1</text:p>
          </table:table-cell>
          <table:table-cell table:formula="of:=AVERAGE([.I16:.I20])" office:value-type="float" office:value="0.00412" calcext:value-type="float">
            <text:p>0.0041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12" calcext:value-type="float">
            <text:p>0.0012</text:p>
          </table:table-cell>
          <table:table-cell table:formula="of:=AVERAGE([.N16:.N20])" office:value-type="float" office:value="1" calcext:value-type="float">
            <text:p>1</text:p>
          </table:table-cell>
          <table:table-cell table:formula="of:=AVERAGE([.O16:.O20])" office:value-type="float" office:value="0.00122" calcext:value-type="float">
            <text:p>0.0012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.0284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45" calcext:value-type="float">
            <text:p>0.0045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353" calcext:value-type="float">
            <text:p>0.0353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204" calcext:value-type="float">
            <text:p>0.0204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43" calcext:value-type="float">
            <text:p>0.0043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33" calcext:value-type="float">
            <text:p>0.0233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36" calcext:value-type="float">
            <text:p>0.003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13" calcext:value-type="float">
            <text:p>0.0013</text:p>
          </table:table-cell>
          <table:table-cell table:style-name="ce9"/>
          <table:table-cell table:style-name="ce13"/>
        </table:table-row>
      </table:table>
      <table:table table:name="Versus test 40-30-30 0-100 100-0 100-0" table:style-name="ta1">
        <table:table-column table:style-name="co10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1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8" table:default-cell-style-name="Default"/>
        <table:table-column table:style-name="co10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table:style-name="ce3" office:value-type="string" calcext:value-type="string">
            <text:p>train 90-05-05 100-0 0-100 0-100 and 05-05-90 0-10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075-075 100-0 0-100 0-100 and 075-075-85 0-10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10-10 100-0 0-100 0-100 and 10-10-80 0-10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6314" calcext:value-type="float">
            <text:p>0.6314</text:p>
          </table:table-cell>
          <table:table-cell table:style-name="ce2" office:value-type="float" office:value="1.327" calcext:value-type="float">
            <text:p>1.327</text:p>
          </table:table-cell>
          <table:table-cell table:formula="of:=AVERAGE([.B2:.B6])" office:value-type="float" office:value="0.63486" calcext:value-type="float">
            <text:p>0.63486</text:p>
          </table:table-cell>
          <table:table-cell table:formula="of:=AVERAGE([.C2:.C6])" office:value-type="float" office:value="1.2942" calcext:value-type="float">
            <text:p>1.294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217" calcext:value-type="float">
            <text:p>0.7217</text:p>
          </table:table-cell>
          <table:table-cell table:style-name="ce2" office:value-type="float" office:value="0.8513" calcext:value-type="float">
            <text:p>0.8513</text:p>
          </table:table-cell>
          <table:table-cell table:formula="of:=AVERAGE([.H2:.H6])" office:value-type="float" office:value="0.71792" calcext:value-type="float">
            <text:p>0.71792</text:p>
          </table:table-cell>
          <table:table-cell table:formula="of:=AVERAGE([.I2:.I6])" office:value-type="float" office:value="0.88178" calcext:value-type="float">
            <text:p>0.88178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793" calcext:value-type="float">
            <text:p>0.7793</text:p>
          </table:table-cell>
          <table:table-cell table:style-name="ce2" office:value-type="float" office:value="0.6" calcext:value-type="float">
            <text:p>0.6</text:p>
          </table:table-cell>
          <table:table-cell table:formula="of:=AVERAGE([.N2:.N6])" office:value-type="float" office:value="0.76958" calcext:value-type="float">
            <text:p>0.76958</text:p>
          </table:table-cell>
          <table:table-cell table:formula="of:=AVERAGE([.O2:.O6])" office:value-type="float" office:value="0.56812" calcext:value-type="float">
            <text:p>0.5681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6335" calcext:value-type="float">
            <text:p>0.6335</text:p>
          </table:table-cell>
          <table:table-cell office:value-type="float" office:value="1.313" calcext:value-type="float">
            <text:p>1.313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193" calcext:value-type="float">
            <text:p>0.7193</text:p>
          </table:table-cell>
          <table:table-cell office:value-type="float" office:value="0.9096" calcext:value-type="float">
            <text:p>0.9096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5549" calcext:value-type="float">
            <text:p>0.5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6604" calcext:value-type="float">
            <text:p>0.6604</text:p>
          </table:table-cell>
          <table:table-cell office:value-type="float" office:value="1.242" calcext:value-type="float">
            <text:p>1.242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8666" calcext:value-type="float">
            <text:p>0.8666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5836" calcext:value-type="float">
            <text:p>0.5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6302" calcext:value-type="float">
            <text:p>0.6302</text:p>
          </table:table-cell>
          <table:table-cell office:value-type="float" office:value="1.305" calcext:value-type="float">
            <text:p>1.305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8678" calcext:value-type="float">
            <text:p>0.8678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437" calcext:value-type="float">
            <text:p>0.543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6188" calcext:value-type="float">
            <text:p>0.6188</text:p>
          </table:table-cell>
          <table:table-cell table:style-name="ce9" office:value-type="float" office:value="1.284" calcext:value-type="float">
            <text:p>1.284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111" calcext:value-type="float">
            <text:p>0.7111</text:p>
          </table:table-cell>
          <table:table-cell table:style-name="ce9" office:value-type="float" office:value="0.9136" calcext:value-type="float">
            <text:p>0.913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732" calcext:value-type="float">
            <text:p>0.7732</text:p>
          </table:table-cell>
          <table:table-cell table:style-name="ce9" office:value-type="float" office:value="0.5584" calcext:value-type="float">
            <text:p>0.5584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05-05 80-20 20-80 20-80 and 05-05-90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075-075 80-20 20-80 20-80 and 075-075-85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10-10 80-20 20-80 20-80 and 10-10-80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6652" calcext:value-type="float">
            <text:p>0.6652</text:p>
          </table:table-cell>
          <table:table-cell table:style-name="ce2" office:value-type="float" office:value="1.399" calcext:value-type="float">
            <text:p>1.399</text:p>
          </table:table-cell>
          <table:table-cell table:formula="of:=AVERAGE([.B9:.B13])" office:value-type="float" office:value="0.65524" calcext:value-type="float">
            <text:p>0.65524</text:p>
          </table:table-cell>
          <table:table-cell table:formula="of:=AVERAGE([.C9:.C13])" office:value-type="float" office:value="1.3984" calcext:value-type="float">
            <text:p>1.398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203" calcext:value-type="float">
            <text:p>0.7203</text:p>
          </table:table-cell>
          <table:table-cell table:style-name="ce2" office:value-type="float" office:value="0.9013" calcext:value-type="float">
            <text:p>0.9013</text:p>
          </table:table-cell>
          <table:table-cell table:formula="of:=AVERAGE([.H9:.H13])" office:value-type="float" office:value="0.71588" calcext:value-type="float">
            <text:p>0.71588</text:p>
          </table:table-cell>
          <table:table-cell table:formula="of:=AVERAGE([.I9:.I13])" office:value-type="float" office:value="0.92874" calcext:value-type="float">
            <text:p>0.9287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66" calcext:value-type="float">
            <text:p>0.766</text:p>
          </table:table-cell>
          <table:table-cell table:style-name="ce2" office:value-type="float" office:value="0.5445" calcext:value-type="float">
            <text:p>0.5445</text:p>
          </table:table-cell>
          <table:table-cell table:formula="of:=AVERAGE([.N9:.N13])" office:value-type="float" office:value="0.76952" calcext:value-type="float">
            <text:p>0.76952</text:p>
          </table:table-cell>
          <table:table-cell table:formula="of:=AVERAGE([.O9:.O13])" office:value-type="float" office:value="0.55316" calcext:value-type="float">
            <text:p>0.55316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6278" calcext:value-type="float">
            <text:p>0.6278</text:p>
          </table:table-cell>
          <table:table-cell office:value-type="float" office:value="1.482" calcext:value-type="float">
            <text:p>1.482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9213" calcext:value-type="float">
            <text:p>0.9213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5487" calcext:value-type="float">
            <text:p>0.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6545" calcext:value-type="float">
            <text:p>0.6545</text:p>
          </table:table-cell>
          <table:table-cell office:value-type="float" office:value="1.37" calcext:value-type="float">
            <text:p>1.37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941" calcext:value-type="float">
            <text:p>0.941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5871" calcext:value-type="float">
            <text:p>0.5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6742" calcext:value-type="float">
            <text:p>0.6742</text:p>
          </table:table-cell>
          <table:table-cell office:value-type="float" office:value="1.387" calcext:value-type="float">
            <text:p>1.387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9202" calcext:value-type="float">
            <text:p>0.9202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5591" calcext:value-type="float">
            <text:p>0.559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6545" calcext:value-type="float">
            <text:p>0.6545</text:p>
          </table:table-cell>
          <table:table-cell table:style-name="ce9" office:value-type="float" office:value="1.354" calcext:value-type="float">
            <text:p>1.354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026" calcext:value-type="float">
            <text:p>0.7026</text:p>
          </table:table-cell>
          <table:table-cell table:style-name="ce9" office:value-type="float" office:value="0.9599" calcext:value-type="float">
            <text:p>0.9599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824" calcext:value-type="float">
            <text:p>0.7824</text:p>
          </table:table-cell>
          <table:table-cell table:style-name="ce9" office:value-type="float" office:value="0.5264" calcext:value-type="float">
            <text:p>0.5264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05-05 50-50 50-50 50-50 and 05-05-90 50-5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075-075 50-50 50-50 50-50 and 075-075-85 50-5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10-10 50-50 50-50 50-50 and 10-10-80 50-5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754" calcext:value-type="float">
            <text:p>0.754</text:p>
          </table:table-cell>
          <table:table-cell table:style-name="ce2" office:value-type="float" office:value="1.399" calcext:value-type="float">
            <text:p>1.399</text:p>
          </table:table-cell>
          <table:table-cell table:formula="of:=AVERAGE([.B16:.B20])" office:value-type="float" office:value="0.74642" calcext:value-type="float">
            <text:p>0.74642</text:p>
          </table:table-cell>
          <table:table-cell table:formula="of:=AVERAGE([.C16:.C20])" office:value-type="float" office:value="1.334" calcext:value-type="float">
            <text:p>1.33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597" calcext:value-type="float">
            <text:p>0.7597</text:p>
          </table:table-cell>
          <table:table-cell table:style-name="ce2" office:value-type="float" office:value="0.9577" calcext:value-type="float">
            <text:p>0.9577</text:p>
          </table:table-cell>
          <table:table-cell table:formula="of:=AVERAGE([.H16:.H20])" office:value-type="float" office:value="0.75578" calcext:value-type="float">
            <text:p>0.75578</text:p>
          </table:table-cell>
          <table:table-cell table:formula="of:=AVERAGE([.I16:.I20])" office:value-type="float" office:value="0.95292" calcext:value-type="float">
            <text:p>0.9529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7869" calcext:value-type="float">
            <text:p>0.7869</text:p>
          </table:table-cell>
          <table:table-cell table:style-name="ce2" office:value-type="float" office:value="0.3903" calcext:value-type="float">
            <text:p>0.3903</text:p>
          </table:table-cell>
          <table:table-cell table:formula="of:=AVERAGE([.N16:.N20])" office:value-type="float" office:value="0.7886" calcext:value-type="float">
            <text:p>0.7886</text:p>
          </table:table-cell>
          <table:table-cell table:formula="of:=AVERAGE([.O16:.O20])" office:value-type="float" office:value="0.41674" calcext:value-type="float">
            <text:p>0.41674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7472" calcext:value-type="float">
            <text:p>0.7472</text:p>
          </table:table-cell>
          <table:table-cell office:value-type="float" office:value="1.313" calcext:value-type="float">
            <text:p>1.313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9538" calcext:value-type="float">
            <text:p>0.9538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4038" calcext:value-type="float">
            <text:p>0.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741" calcext:value-type="float">
            <text:p>0.741</text:p>
          </table:table-cell>
          <table:table-cell office:value-type="float" office:value="1.316" calcext:value-type="float">
            <text:p>1.316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4591" calcext:value-type="float">
            <text:p>0.4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306" calcext:value-type="float">
            <text:p>1.306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9644" calcext:value-type="float">
            <text:p>0.9644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4331" calcext:value-type="float">
            <text:p>0.433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7502" calcext:value-type="float">
            <text:p>0.7502</text:p>
          </table:table-cell>
          <table:table-cell table:style-name="ce9" office:value-type="float" office:value="1.336" calcext:value-type="float">
            <text:p>1.33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9887" calcext:value-type="float">
            <text:p>0.9887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0.7924" calcext:value-type="float">
            <text:p>0.7924</text:p>
          </table:table-cell>
          <table:table-cell table:style-name="ce9" office:value-type="float" office:value="0.3974" calcext:value-type="float">
            <text:p>0.3974</text:p>
          </table:table-cell>
          <table:table-cell table:style-name="ce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1:13:35.117512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29:11.917753005</meta:creation-date>
    <dc:date>2019-02-01T12:00:44.536699554</dc:date>
    <meta:editing-duration>PT3H17M21S</meta:editing-duration>
    <meta:editing-cycles>104</meta:editing-cycles>
    <meta:generator>LibreOffice/6.0.7.3$Linux_X86_64 LibreOffice_project/00m0$Build-3</meta:generator>
    <meta:document-statistic meta:table-count="2" meta:cell-count="396" meta:object-count="0"/>
  </office:meta>
</office:document-meta>
</file>